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30b4" officeooo:paragraph-rsid="001330b4"/>
    </style:style>
    <style:style style:name="P2" style:family="paragraph" style:parent-style-name="Standard">
      <style:text-properties officeooo:paragraph-rsid="001330b4"/>
    </style:style>
    <style:style style:name="T1" style:family="text">
      <style:text-properties officeooo:rsid="00133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iever, E. (2000). </text:span>LINUX in a Nutshell : A Desktop Quick Reference. <text:span text:style-name="T1">3. Auflage. OReill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24:54.299726394</meta:creation-date>
    <dc:date>2018-10-25T12:27:37.035895824</dc:date>
    <meta:editing-duration>PT2M44S</meta:editing-duration>
    <meta:editing-cycles>1</meta:editing-cycles>
    <meta:document-statistic meta:table-count="0" meta:image-count="0" meta:object-count="0" meta:page-count="1" meta:paragraph-count="1" meta:word-count="15" meta:character-count="87" meta:non-whitespace-character-count="73"/>
    <meta:generator>LibreOffice/6.0.6.2$Linux_X86_64 LibreOffice_project/00m0$Build-2</meta:generator>
  </office:meta>
</office:document-meta>
</file>